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33in" style:rel-column-width="20662*"/>
    </style:style>
    <style:style style:name="Table1.B" style:family="table-column">
      <style:table-column-properties style:column-width="1.875in" style:rel-column-width="17744*"/>
    </style:style>
    <style:style style:name="Table1.C" style:family="table-column">
      <style:table-column-properties style:column-width="2.8667in" style:rel-column-width="27129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1833in" style:rel-column-width="20662*"/>
    </style:style>
    <style:style style:name="Table3.B" style:family="table-column">
      <style:table-column-properties style:column-width="4.7417in" style:rel-column-width="44873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201in" fo:border="none"/>
    </style:style>
    <style:style style:name="P1" style:family="paragraph" style:parent-style-name="Standard">
      <style:paragraph-properties fo:text-align="center" style:justify-single-word="false"/>
      <style:text-properties officeooo:rsid="0006eb27" officeooo:paragraph-rsid="0006eb27"/>
    </style:style>
    <style:style style:name="P2" style:family="paragraph" style:parent-style-name="Standard">
      <style:paragraph-properties fo:text-align="start" style:justify-single-word="false"/>
      <style:text-properties officeooo:rsid="0006eb27" officeooo:paragraph-rsid="0006eb2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eb27" officeooo:paragraph-rsid="0006eb2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b27" officeooo:paragraph-rsid="0006eb27" style:font-weight-asian="bold" style:font-weight-complex="bold"/>
    </style:style>
    <style:style style:name="P5" style:family="paragraph" style:parent-style-name="Standard">
      <style:text-properties fo:font-weight="bold" officeooo:rsid="000755fe" officeooo:paragraph-rsid="000755fe" style:font-weight-asian="bold" style:font-weight-complex="bold"/>
    </style:style>
    <style:style style:name="P6" style:family="paragraph" style:parent-style-name="Standard">
      <style:text-properties fo:font-weight="bold" officeooo:rsid="00089d85" officeooo:paragraph-rsid="00089d85" style:font-weight-asian="bold" style:font-weight-complex="bold"/>
    </style:style>
    <style:style style:name="P7" style:family="paragraph" style:parent-style-name="Standard">
      <style:text-properties fo:font-weight="bold" officeooo:rsid="00095748" officeooo:paragraph-rsid="00095748" style:font-weight-asian="bold" style:font-weight-complex="bold"/>
    </style:style>
    <style:style style:name="P8" style:family="paragraph" style:parent-style-name="Standard">
      <style:text-properties officeooo:paragraph-rsid="0006eb27"/>
    </style:style>
    <style:style style:name="P9" style:family="paragraph" style:parent-style-name="Standard">
      <style:text-properties officeooo:rsid="000755fe" officeooo:paragraph-rsid="000755fe"/>
    </style:style>
    <style:style style:name="P10" style:family="paragraph" style:parent-style-name="Standard">
      <style:text-properties fo:font-weight="normal" officeooo:rsid="00095748" officeooo:paragraph-rsid="00095748" style:font-weight-asian="normal" style:font-weight-complex="normal"/>
    </style:style>
    <style:style style:name="P11" style:family="paragraph" style:parent-style-name="Standard">
      <style:text-properties fo:font-size="11pt" fo:font-weight="normal" officeooo:rsid="00095748" officeooo:paragraph-rsid="00095748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officeooo:rsid="000755fe" officeooo:paragraph-rsid="000755fe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06eb27" officeooo:paragraph-rsid="0006eb27" style:font-size-asian="11pt" style:font-size-complex="11pt"/>
    </style:style>
    <style:style style:name="P14" style:family="paragraph" style:parent-style-name="Table_20_Contents">
      <style:text-properties fo:font-size="11pt" officeooo:rsid="00089d85" officeooo:paragraph-rsid="00089d85" style:font-size-asian="11pt" style:font-size-complex="11pt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officeooo:rsid="0006eb27" officeooo:paragraph-rsid="0006eb27" style:font-size-asian="11pt" style:font-size-complex="11pt"/>
    </style:style>
    <style:style style:name="P16" style:family="paragraph" style:parent-style-name="Standard" style:list-style-name="L1">
      <style:text-properties fo:font-size="11pt" officeooo:rsid="000755fe" officeooo:paragraph-rsid="000755fe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06eb27" officeooo:paragraph-rsid="0006eb27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0ab1fa" officeooo:paragraph-rsid="000ab1fa" style:font-size-asian="11pt" style:font-size-complex="11pt"/>
    </style:style>
    <style:style style:name="P19" style:family="paragraph" style:parent-style-name="Table_20_Contents">
      <style:text-properties fo:font-size="11pt" officeooo:rsid="0009f472" officeooo:paragraph-rsid="0009f47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9d85" style:font-style-asian="italic" style:font-style-complex="italic"/>
    </style:style>
    <style:style style:name="T3" style:family="text">
      <style:text-properties officeooo:rsid="00089d85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89d85" style:font-style-asian="normal" style:font-style-complex="normal"/>
    </style:style>
    <style:style style:name="T6" style:family="text">
      <style:text-properties officeooo:rsid="0009f472"/>
    </style:style>
    <style:style style:name="T7" style:family="text">
      <style:text-properties officeooo:rsid="000ab1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son R. Franklin</text:p>
      <text:p text:style-name="P1"/>
      <text:p text:style-name="P13">Research Assistant</text:p>
      <text:p text:style-name="P18">Department of Computer Sciences</text:p>
      <text:p text:style-name="P13">College of Engineering and Information Technology</text:p>
      <text:p text:style-name="P13">Georgia Southern University</text:p>
      <text:p text:style-name="P13">Statesboro, GA 30460-7997</text:p>
      <text:p text:style-name="P13">912.687.4659</text:p>
      <text:p text:style-name="P13">jf00936@georgiasouthern.edu</text:p>
      <text:p text:style-name="P13"/>
      <text:p text:style-name="P4">Educational History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University of Georgia</text:p>
          </table:table-cell>
          <table:table-cell table:style-name="Table1.A1" office:value-type="string">
            <text:p text:style-name="P15">Mathematics</text:p>
          </table:table-cell>
          <table:table-cell table:style-name="Table1.A1" office:value-type="string">
            <text:p text:style-name="P15">BS, 2013 <text:span text:style-name="T3">(3.1 GPA)</text:span></text:p>
          </table:table-cell>
        </table:table-row>
        <table:table-row>
          <table:table-cell table:style-name="Table1.A1" office:value-type="string">
            <text:p text:style-name="P15">Georgia Southern University</text:p>
          </table:table-cell>
          <table:table-cell table:style-name="Table1.A1" office:value-type="string">
            <text:p text:style-name="P15">Computer Science</text:p>
          </table:table-cell>
          <table:table-cell table:style-name="Table1.A1" office:value-type="string">
            <text:p text:style-name="P15">BS, <text:span text:style-name="T6">2017 (expected)</text:span> <text:span text:style-name="T3">(4.0 GPA)</text:span></text:p>
          </table:table-cell>
        </table:table-row>
      </table:table>
      <text:p text:style-name="P2"/>
      <text:p text:style-name="P4">Professional Experience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Jan 2016 - Present</text:p>
          </table:table-cell>
          <table:table-cell table:style-name="Table3.A1" office:value-type="string">
            <text:p text:style-name="P15">Research Assistant, <text:span text:style-name="T7">Department of Computer Sciences, </text:span>Georgia Southern University</text:p>
          </table:table-cell>
        </table:table-row>
      </table:table>
      <text:p text:style-name="P8"/>
      <text:p text:style-name="P5">Publications</text:p>
      <text:p text:style-name="P12"/>
      <text:list xml:id="list8830665444937159973" text:style-name="L1">
        <text:list-item>
          <text:p text:style-name="P16">Tong, W., <text:s/>Franklin, <text:s/>J., <text:s/>Zhou, X., <text:s/>Li, L., <text:s/>Besenyi, G. <text:s/><text:span text:style-name="T1">Machine Learning on Spark for the Optimal IDW-based Spatiotemporal Interpolation.</text:span> <text:s/><text:span text:style-name="T4">I</text:span><text:span text:style-name="T5">n Proceedings of the Ninth I</text:span><text:span text:style-name="T4">nternational </text:span><text:span text:style-name="T5">Conference on Geographic Information Science (GIScience)</text:span><text:span text:style-name="T4">,</text:span> <text:span text:style-name="T3">Montreal, Canada, September 27-30, 2016; </text:span><text:span text:style-name="T2">under</text:span><text:span text:style-name="T3"> </text:span><text:span text:style-name="T2">review</text:span>.</text:p>
        </text:list-item>
      </text:list>
      <text:p text:style-name="P9"/>
      <text:p text:style-name="P6"><text:span text:style-name="T6">Programming </text:span>Skills</text:p>
      <text:p text:style-name="P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">Python</text:p>
          </table:table-cell>
          <table:table-cell table:style-name="Table2.A1" office:value-type="string">
            <text:p text:style-name="P14">Java</text:p>
          </table:table-cell>
          <table:table-cell table:style-name="Table2.A1" office:value-type="string">
            <text:p text:style-name="P14">C/<text:span text:style-name="T6">C++</text:span></text:p>
          </table:table-cell>
          <table:table-cell table:style-name="Table2.A1" office:value-type="string">
            <text:p text:style-name="P14">Django</text:p>
          </table:table-cell>
        </table:table-row>
        <table:table-row>
          <table:table-cell table:style-name="Table2.A1" office:value-type="string">
            <text:p text:style-name="P14">HTML/CSS</text:p>
          </table:table-cell>
          <table:table-cell table:style-name="Table2.A1" office:value-type="string">
            <text:p text:style-name="P14">AWS</text:p>
          </table:table-cell>
          <table:table-cell table:style-name="Table2.A1" office:value-type="string">
            <text:p text:style-name="P14">Apache Spark</text:p>
          </table:table-cell>
          <table:table-cell table:style-name="Table2.A1" office:value-type="string">
            <text:p text:style-name="P19">SQL</text:p>
          </table:table-cell>
        </table:table-row>
      </table:table>
      <text:p text:style-name="P6"/>
      <text:p text:style-name="P7">Professional References</text:p>
      <text:p text:style-name="P10"/>
      <text:p text:style-name="P11">Dr. Lixin Li</text:p>
      <text:p text:style-name="P11">Associate Professor in Computer Science</text:p>
      <text:p text:style-name="P11">Georgia Southern University</text:p>
      <text:p text:style-name="P11">912.478.7646</text:p>
      <text:p text:style-name="P11">lli@georgiasouthern.e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0:55:37.651359449</meta:creation-date>
    <dc:date>2016-06-16T12:07:54.271989095</dc:date>
    <meta:editing-duration>PT11M31S</meta:editing-duration>
    <meta:editing-cycles>3</meta:editing-cycles>
    <meta:generator>LibreOffice/5.0.5.2$Linux_X86_64 LibreOffice_project/00m0$Build-2</meta:generator>
    <meta:document-statistic meta:table-count="3" meta:image-count="0" meta:object-count="0" meta:page-count="1" meta:paragraph-count="35" meta:word-count="125" meta:character-count="979" meta:non-whitespace-character-count="883"/>
  </office:meta>
</office:document-meta>
</file>